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e0b3" officeooo:paragraph-rsid="001be0b3"/>
    </style:style>
    <style:style style:name="P2" style:family="paragraph" style:parent-style-name="Standard">
      <style:paragraph-properties fo:text-align="justify" style:justify-single-word="false"/>
      <style:text-properties officeooo:paragraph-rsid="001be0b3"/>
    </style:style>
    <style:style style:name="P3" style:family="paragraph" style:parent-style-name="Standard">
      <style:paragraph-properties fo:text-align="justify" style:justify-single-word="false"/>
      <style:text-properties style:font-name="Liberation Serif" officeooo:rsid="001be0b3" officeooo:paragraph-rsid="001be0b3"/>
    </style:style>
    <style:style style:name="P4" style:family="paragraph" style:parent-style-name="Text_20_body">
      <style:paragraph-properties fo:text-align="justify" style:justify-single-word="false"/>
      <style:text-properties officeooo:rsid="001d67f6" officeooo:paragraph-rsid="001d67f6"/>
    </style:style>
    <style:style style:name="P5" style:family="paragraph" style:parent-style-name="Text_20_body">
      <style:paragraph-properties fo:text-align="justify" style:justify-single-word="false"/>
      <style:text-properties officeooo:rsid="001d67f6" officeooo:paragraph-rsid="0020bacd"/>
    </style:style>
    <style:style style:name="P6" style:family="paragraph" style:parent-style-name="Text_20_body">
      <style:paragraph-properties fo:text-align="justify" style:justify-single-word="false"/>
      <style:text-properties fo:color="#c9211e" loext:opacity="100%" style:font-name="Liberation Serif" fo:font-style="italic" officeooo:rsid="0020bacd" officeooo:paragraph-rsid="0020bacd" style:font-style-asian="italic" style:font-style-complex="italic"/>
    </style:style>
    <style:style style:name="P7" style:family="paragraph" style:parent-style-name="Text_20_body">
      <style:paragraph-properties fo:text-align="justify" style:justify-single-word="false"/>
      <style:text-properties officeooo:rsid="0026b488" officeooo:paragraph-rsid="0026b488"/>
    </style:style>
    <style:style style:name="P8" style:family="paragraph" style:parent-style-name="Text_20_body">
      <style:paragraph-properties fo:text-align="justify" style:justify-single-word="false"/>
      <style:text-properties style:font-name="Liberation Serif" officeooo:rsid="001dc256" officeooo:paragraph-rsid="001dc256"/>
    </style:style>
    <style:style style:name="P9" style:family="paragraph" style:parent-style-name="Text_20_body">
      <style:paragraph-properties fo:text-align="justify" style:justify-single-word="false"/>
      <style:text-properties style:font-name="Liberation Serif" officeooo:rsid="001fba9c" officeooo:paragraph-rsid="001fba9c"/>
    </style:style>
    <style:style style:name="P10" style:family="paragraph" style:parent-style-name="Text_20_body">
      <style:paragraph-properties fo:text-align="justify" style:justify-single-word="false"/>
      <style:text-properties style:font-name="Liberation Serif" officeooo:rsid="0020bacd" officeooo:paragraph-rsid="0020bacd"/>
    </style:style>
    <style:style style:name="P11" style:family="paragraph" style:parent-style-name="Text_20_body">
      <style:paragraph-properties fo:text-align="justify" style:justify-single-word="false"/>
      <style:text-properties style:font-name="Liberation Serif" officeooo:rsid="001d67f6" officeooo:paragraph-rsid="0020bacd"/>
    </style:style>
    <style:style style:name="P12" style:family="paragraph" style:parent-style-name="Text_20_body">
      <style:paragraph-properties fo:text-align="justify" style:justify-single-word="false"/>
      <style:text-properties style:font-name="Liberation Serif" officeooo:rsid="00296d7a" officeooo:paragraph-rsid="00296d7a"/>
    </style:style>
    <style:style style:name="P13" style:family="paragraph" style:parent-style-name="Text_20_body">
      <style:paragraph-properties fo:text-align="justify" style:justify-single-word="false"/>
      <style:text-properties style:font-name="Liberation Serif" officeooo:rsid="002a3acd" officeooo:paragraph-rsid="002a3acd"/>
    </style:style>
    <style:style style:name="P14" style:family="paragraph" style:parent-style-name="Text_20_body">
      <style:paragraph-properties fo:text-align="justify" style:justify-single-word="false"/>
      <style:text-properties style:font-name="Liberation Serif" officeooo:paragraph-rsid="002bf6f9"/>
    </style:style>
    <style:style style:name="P15" style:family="paragraph" style:parent-style-name="Text_20_body">
      <style:text-properties officeooo:rsid="002de884" officeooo:paragraph-rsid="002de884"/>
    </style:style>
    <style:style style:name="P16" style:family="paragraph" style:parent-style-name="Text_20_body">
      <style:paragraph-properties fo:text-align="justify" style:justify-single-word="false"/>
      <style:text-properties officeooo:rsid="002de884" officeooo:paragraph-rsid="002de884"/>
    </style:style>
    <style:style style:name="P17" style:family="paragraph" style:parent-style-name="Text_20_body">
      <style:paragraph-properties fo:text-align="justify" style:justify-single-word="false"/>
      <style:text-properties officeooo:rsid="002e62f9" officeooo:paragraph-rsid="002e62f9"/>
    </style:style>
    <style:style style:name="P18" style:family="paragraph" style:parent-style-name="Text_20_body">
      <style:paragraph-properties fo:text-align="justify" style:justify-single-word="false"/>
      <style:text-properties officeooo:rsid="002fd2cb" officeooo:paragraph-rsid="002fd2cb"/>
    </style:style>
    <style:style style:name="P19" style:family="paragraph" style:parent-style-name="Text_20_body">
      <style:text-properties officeooo:rsid="00302db0" officeooo:paragraph-rsid="00302db0"/>
    </style:style>
    <style:style style:name="P20" style:family="paragraph" style:parent-style-name="Text_20_body">
      <style:text-properties officeooo:paragraph-rsid="00302db0"/>
    </style:style>
    <style:style style:name="T1" style:family="text">
      <style:text-properties style:font-name="sans-serif"/>
    </style:style>
    <style:style style:name="T2" style:family="text">
      <style:text-properties style:font-name="sans-serif" officeooo:rsid="001be0b3"/>
    </style:style>
    <style:style style:name="T3" style:family="text">
      <style:text-properties style:font-name="sans-serif" officeooo:rsid="00257925"/>
    </style:style>
    <style:style style:name="T4" style:family="text">
      <style:text-properties officeooo:rsid="001d33d0"/>
    </style:style>
    <style:style style:name="T5" style:family="text">
      <style:text-properties officeooo:rsid="001f6816"/>
    </style:style>
    <style:style style:name="T6" style:family="text">
      <style:text-properties officeooo:rsid="0020bacd"/>
    </style:style>
    <style:style style:name="T7" style:family="text">
      <style:text-properties officeooo:rsid="00257925"/>
    </style:style>
    <style:style style:name="T8" style:family="text">
      <style:text-properties officeooo:rsid="002a3acd"/>
    </style:style>
    <style:style style:name="T9" style:family="text">
      <style:text-properties officeooo:rsid="002aae9f"/>
    </style:style>
    <style:style style:name="T10" style:family="text">
      <style:text-properties officeooo:rsid="002b1179"/>
    </style:style>
    <style:style style:name="T11" style:family="text">
      <style:text-properties officeooo:rsid="002bf6f9"/>
    </style:style>
    <style:style style:name="T12" style:family="text">
      <style:text-properties style:font-name="Liberation Serif"/>
    </style:style>
    <style:style style:name="T13" style:family="text">
      <style:text-properties style:font-name="Liberation Serif" officeooo:rsid="001be0b3"/>
    </style:style>
    <style:style style:name="T14" style:family="text">
      <style:text-properties style:font-name="Liberation Serif" officeooo:rsid="001d33d0"/>
    </style:style>
    <style:style style:name="T15" style:family="text">
      <style:text-properties style:font-name="Liberation Serif" officeooo:rsid="001dc256"/>
    </style:style>
    <style:style style:name="T16" style:family="text">
      <style:text-properties style:font-name="Liberation Serif" officeooo:rsid="0028b174"/>
    </style:style>
    <style:style style:name="T17" style:family="text">
      <style:text-properties officeooo:rsid="002e62f9"/>
    </style:style>
    <style:style style:name="T18" style:family="text">
      <style:text-properties officeooo:rsid="002fd2cb"/>
    </style:style>
    <style:style style:name="T19" style:family="text">
      <style:text-properties officeooo:rsid="00302db0"/>
    </style:style>
    <style:style style:name="T20" style:family="text">
      <style:text-properties officeooo:rsid="003190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u projet</text:p>
      <text:p text:style-name="P1"><text:span text:style-name="T1"/></text:p>
      <text:p text:style-name="P2"><text:span text:style-name="T2"><text:tab/></text:span><text:span text:style-name="T13">Durant ce projet, nous avons eu l’occasion de développer de nombreuses compétences que ce soit lié au développement ou à la mise en œuvre de la méthode scrum pour effectuer un projet en développement. </text:span><text:span text:style-name="T14">Pour appliquer ce framework, nous avons choisi de travailler sur le projet du développement d’un web service de génération de mot de passe. </text:span></text:p>
      <text:p text:style-name="P3"/>
      <text:p text:style-name="P3"><text:tab/>Dans un premier temps, nous allons présenter le projet que nous devions développer et son résultat final. Ensuite, nous ferons une rétrospective sur le déroulement du projet, à ce moment là, nous développerons la mise en œuvre de la méthode, des sprint et des backlog qui l’a composent. Nous poursuivrons en prenant du recul sur le projet, nous aborderons les facilités et les difficultés que nous avons rencontré que ce soit en terme de développement ou de mise en œuvre de la méthode scrum et ce que cela nous a apporté. Pour terminer, nous intégrerons les perspectives que nous pourrions envisager si le projet devait continuer. </text:p>
      <text:h text:style-name="Heading_20_1" text:outline-level="1"><text:span text:style-name="T4">Développement et r</text:span>ésultat final <text:span text:style-name="T4">du web service</text:span></text:h>
      <text:p text:style-name="P4"><text:span text:style-name="T1"><text:tab/></text:span><text:span text:style-name="T12">Le développement du web service s’est fait en plusieurs temps en incluant des réunions </text:span><text:span text:style-name="T15">(des sprint)</text:span><text:span text:style-name="T12"> avec le PO afin de voir si les fonctionnalités ajoutées correspondaient suffisamment à sa demande et de s’assurer de la progression du projet. </text:span><text:span text:style-name="T15">Lors de chaque sprint le PO a eu l’occasion de voir notre rythme de travail et notre progression, cela nous a permis de mieux se projeter dans le développement du web service. </text:span></text:p>
      <text:p text:style-name="P8"><text:tab/>Dans un premier temps, nous avons du mettre en place l’interface et la génération d’un mot de passe sans contrainte hormis la taille de celui-ci. Les difficultés sont arrivées un peu plus tard quand nous avions progressé dans la conception du site et que nous avons dû trouver des solutions pour adapter la mise en place des nouvelles fonctionnalités au code. Notamment après le 5ème sprint lorsqu’il nous a été demandé de proposer deux langues différentes aux utilisateurs, <text:span text:style-name="T5">la difficulté étant de rendre le code le plus simple et compréhensible possible dans l’objectif de rendre plus facile les modifications du code. </text:span></text:p>
      <text:p text:style-name="P9"><text:span text:style-name="T5"><text:tab/>P</text:span>uis, concernant les résultats nous avons bien eu les résultats attendus par le PO. Nous pouvons faire référence au choix des types de caractères sélectionnés dans le mot de passe, de sa complexité ou encore des caractères spéciaux à exclure. <text:span text:style-name="T6">Voici une photo de l’interface finale ci-dessous :</text:span></text:p>
      <text:p text:style-name="P6">Mettre une photo de l’interface finale</text:p>
      <text:p text:style-name="P10">Nous pouvons voir que de nombreuses fonctionnalités ont été ajouté pour avoir un large choix de la forme du mot de passe attendus par les utilisateurs. <text:span text:style-name="T7">Nous avons une bonne correspondance dans le résultat final entre ce qui a été demandé et ce que nous avons fait, notamment au niveau des fonctionnalités, de l’interface et des messages. </text:span></text:p>
      <text:p text:style-name="P11"/>
      <text:p text:style-name="P5"><text:span text:style-name="T1"/></text:p>
      <text:h text:style-name="Heading_20_1" text:outline-level="1"><text:soft-page-break/><text:span text:style-name="T3">R</text:span><text:span text:style-name="T1">étrospective sur le déroulement du projet</text:span></text:h>
      <text:p text:style-name="P7"><text:tab/><text:span text:style-name="T12">Pour commencer, ce projet consistait à travailler en groupe, nous avons donc du trouver des moyens de communication et de partages de fichiers et de codes. Pour cela, nous avons fait un groupe sur le logiciel discord. Puis, concernant le partage des codes et des fichiers, le dépôt distanciel git hub étant plutôt simple d’utilisation, nous semblait approprié. </text:span><text:span text:style-name="T16">=&gt; diff lors des commit </text:span></text:p>
      <text:p text:style-name="P12"><text:tab/>Puis, nous avons attribué le rôle de chaque membre de l’équipe. Pour commencer, nous avons tous travaillé en tant que développeur et nous avons donné le rôle de Scrum master à Elisa, cependant, <text:span text:style-name="T8">au sein de ce projet, </text:span><text:span text:style-name="T10">les questions des développeurs étant majoritairement posées lors des sprint avec le PO, </text:span><text:span text:style-name="T8">celui-ci n’a pas </text:span><text:span text:style-name="T9">suffisamment mis en évidence ou représenté. </text:span></text:p>
      <text:p text:style-name="P13"><text:tab/>Suite à chaque sprint, nous devions faire plusieurs tâches, notamment faire le compte rendu de celui-ci, répondre aux demandes du PO qui correspond à la partie du développement et bien se mettre à jour sur ce qui est à faire, évaluer la complexité et la durée probable des tâches a effectué. <text:span text:style-name="T9">La première chose à faire était de se répartir le travail. Selon la complexité des ajouts de fonctionnalités à faire, 2 ou 3 d’entre-nous travaillons sur le développement du web service et les autres membres de l’équipe étaient destinés à faire les parties documentation. Un de nos objectifs étant d’améliorer nos compétences que ça soit en méthode de travail, en expression ou en développement, nous avons décidé d’alterner les types de </text:span><text:span text:style-name="T11">mission affectés à chaque membre du groupe, c’est-à-dire que nous sommes tous passés par l’élaboration des codes et la partie documentation. </text:span></text:p>
      <text:p text:style-name="P14"><text:span text:style-name="T11"><text:tab/>Concernant la mise en œuvre de la méthode de Scrum à travers ce projet, nous sommes satisfait car nous estimons avoir répondu à chaque demandes du PO à temps, quand des tâches nous étaient demandées lors des sprint, nous les avions effectuées pour la réunion suivante. De plus, nous avions bien décidé des éléments à mettre en œuvre au cours de la réalisation du projet, dans le sens, où nous avons ajouté les fonctionnalités proposées par le web service en fonction des demandes du PO lors de chaque sprint et nous avons bien gardé de côté les tâches à faire mais pas dans l’immédiat afin de pouvoir y revenir dessus plus tard s’il le souhaite. </text:span></text:p>
      <text:p text:style-name="P15">Maintenant que nous avons abordé l’organisation du groupe et la mise en œuvre de la méthode Scrum, nous allons poursuivre avec les facilités et les difficultés rencontrées. </text:p>
      <text:h text:style-name="Heading_20_1" text:outline-level="1">Les facilités <text:span text:style-name="T17">et les difficultés </text:span>rencontrées</text:h>
      <text:p text:style-name="P16"><text:tab/>Au sein de ce projet, nous avons <text:span text:style-name="T17">eu </text:span>d<text:span text:style-name="T17">es </text:span>facilités pour plusieurs raisons que nous allons développer. Pour commencer, nous avons travaillé avec les langages de programmation php, html et css <text:span text:style-name="T17">dont nous avons déjà utilisé en licence</text:span>. Puis, concernant la mise en œuvre de la méthode Scrum, plusieurs d’entre nous l’ont déjà utilisé pour un autre projet ou en entreprise. <text:span text:style-name="T17">Pour finir avec les facilités, les tâches nous étant confiées n’étaient pas complexe par rapport à nos compétences et pas très nombreuses, ce qui nous a permis de finir le travail demandé à temps. </text:span></text:p>
      <text:p text:style-name="P17"><text:tab/>Lors de ce projet nous avons rencontré de nombreuses facilité, cependant, nous avons aussi du faire fasse à des difficultés. Premièrement, se partager les fichiers et le code sur git hub peut entraîner des conflits entre les différentes modifications effectuées par plusieurs membres de l’équipe, un membre de l’équipe a donc été contraint à devoir laisser un de ses collègues commiter le code avec ses modifications et de prendre ce code commiter avant d’ajouter la fonctionnalité dont il est à la charge. <text:span text:style-name="T18">De plus, plus on a avancé dans la conception du web service et plus il y avait du </text:span><text:soft-page-break/><text:span text:style-name="T18">code et donc l’ajout d’une fonctionnalité pour la génération d’un mot de passe devenait de plus en plus compliquée. </text:span></text:p>
      <text:p text:style-name="P18"><text:tab/>Ce projet nous a permis d'apprendre beaucoup de choses, que ce soit sur le développement de la capacité à travailler efficacement en équipe, de faire un projet en utilisant une méthode particulière permettant aux développeurs de faciliter la communication, la compréhension de ce qui a été demandé. </text:p>
      <text:h text:style-name="Heading_20_1" text:outline-level="1"><text:span text:style-name="T19">L</text:span>es perspectives que nous pourrions envisager si le projet devait continuer</text:h>
      <text:p text:style-name="P20"><text:span text:style-name="T19"><text:tab/>Si nous devions continuer le projet, nous pourrions penser à prendre plus d’initiatives, notamment concernant les propositions des fonctionnalités à ajouté ou de la manière de les mettre en place. Ayant eu des facilités, nous pourrions également envisager de faire plus de choses entre 2 sprint. </text:span></text:p>
      <text:p text:style-name="P19"><text:tab/>Concernant le développement du web service lui-même, nous aurions pu continuer à la développer selon les demandes du PO avec qui nous aurions eu d’autres sprint par la suit<text:span text:style-name="T20">e. Nous aurions également pu améliorer la qualité des calculs et de ce qui a été demandé, nous pouvons faire référence à la fonction Entropy qui nous permet de calculer la complexité du mot de pass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Liberation Serif1" fo:font-family="'Liberation Serif'" style:font-style-name="Gras" style:font-family-generic="roman" style:font-pitch="variable" fo:font-size="16pt" style:text-underline-style="solid" style:text-underline-width="auto" style:text-underline-color="font-color"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color="#ff0000" loext:opacity="100%" style:font-name="Liberation Serif1" fo:font-family="'Liberation Serif'" style:font-style-name="Gras" style:font-family-generic="roman" style:font-pitch="variable" fo:font-size="28pt" style:text-underline-style="solid" style:text-underline-width="auto" style:text-underline-color="font-color"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7T10:09:23.014000000</meta:creation-date>
    <dc:date>2023-03-17T13:00:32.067000000</dc:date>
    <meta:editing-duration>PT1H22M8S</meta:editing-duration>
    <meta:editing-cycles>17</meta:editing-cycles>
    <meta:generator>LibreOffice/7.1.6.2$Windows_X86_64 LibreOffice_project/0e133318fcee89abacd6a7d077e292f1145735c3</meta:generator>
    <meta:document-statistic meta:table-count="0" meta:image-count="0" meta:object-count="0" meta:page-count="3" meta:paragraph-count="22" meta:word-count="1258" meta:character-count="7595" meta:non-whitespace-character-count="6330"/>
  </office:meta>
</office:document-meta>
</file>